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25.69mm" svg:height="200.55mm" svg:x="241.85mm" svg:y="11.95mm">
            <loext:p draw:notify-on-update-of-ranges="Feuille1.B14:Feuille1.H14 Feuille1.B21:Feuille1.E21 Feuille1.B22:Feuille1.E22 Feuille1.B3:Feuille1.F3 Feuille1.B4:Feuille1.F4 Feuille1.B9:Feuille1.G9 Feuille1.B10:Feuille1.G10 Feuille1.B15:Feuille1.H15 Feuille1.B16:Feuille1.H16 Feuille1.B27:Feuille1.F27 Feuille1.B28:Feuille1.F28 Feuille1.B33:Feuille1.E33 Feuille1.B34:Feuille1.E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float" office:value="32" calcext:value-type="float" table:number-columns-spanned="5" table:number-rows-spanned="1">
            <text:p>32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float" office:value="9.0627" calcext:value-type="float">
            <text:p>9,0627</text:p>
          </table:table-cell>
          <table:table-cell office:value-type="float" office:value="9.351148" calcext:value-type="float">
            <text:p>9,351148</text:p>
          </table:table-cell>
          <table:table-cell office:value-type="float" office:value="9.636072" calcext:value-type="float">
            <text:p>9,636072</text:p>
          </table:table-cell>
          <table:table-cell office:value-type="float" office:value="11.541381" calcext:value-type="float">
            <text:p>11,541381</text:p>
          </table:table-cell>
          <table:table-cell office:value-type="float" office:value="14.264667" calcext:value-type="float">
            <text:p>14,264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3.0635" calcext:value-type="float">
            <text:p>3,0635</text:p>
          </table:table-cell>
          <table:table-cell office:value-type="float" office:value="4.75908" calcext:value-type="float">
            <text:p>4,75908</text:p>
          </table:table-cell>
          <table:table-cell office:value-type="float" office:value="8.24889" calcext:value-type="float">
            <text:p>8,24889</text:p>
          </table:table-cell>
          <table:table-cell office:value-type="float" office:value="14.487821" calcext:value-type="float">
            <text:p>14,487821</text:p>
          </table:table-cell>
          <table:table-cell office:value-type="float" office:value="26.902113" calcext:value-type="float">
            <text:p>26,90211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float" office:value="64" calcext:value-type="float" table:number-columns-spanned="6" table:number-rows-spanned="1">
            <text:p>64</text:p>
          </table:table-cell>
          <table:covered-table-cell table:number-columns-repeated="5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float" office:value="16.848732" calcext:value-type="float">
            <text:p>16,848732</text:p>
          </table:table-cell>
          <table:table-cell office:value-type="float" office:value="16.524952" calcext:value-type="float">
            <text:p>16,524952</text:p>
          </table:table-cell>
          <table:table-cell office:value-type="float" office:value="17.057174" calcext:value-type="float">
            <text:p>17,057174</text:p>
          </table:table-cell>
          <table:table-cell office:value-type="float" office:value="17.861765" calcext:value-type="float">
            <text:p>17,861765</text:p>
          </table:table-cell>
          <table:table-cell office:value-type="float" office:value="20.49707" calcext:value-type="float">
            <text:p>20,49707</text:p>
          </table:table-cell>
          <table:table-cell office:value-type="float" office:value="26.2229" calcext:value-type="float">
            <text:p>26,2229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5.311105" calcext:value-type="float">
            <text:p>5,311105</text:p>
          </table:table-cell>
          <table:table-cell office:value-type="float" office:value="8.773211" calcext:value-type="float">
            <text:p>8,773211</text:p>
          </table:table-cell>
          <table:table-cell office:value-type="float" office:value="14.042344" calcext:value-type="float">
            <text:p>14,042344</text:p>
          </table:table-cell>
          <table:table-cell office:value-type="float" office:value="25.72159" calcext:value-type="float">
            <text:p>25,72159</text:p>
          </table:table-cell>
          <table:table-cell office:value-type="float" office:value="47.905252" calcext:value-type="float">
            <text:p>47,905252</text:p>
          </table:table-cell>
          <table:table-cell office:value-type="float" office:value="92.890217" calcext:value-type="float">
            <text:p>92,89021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float" office:value="128" calcext:value-type="float" table:number-columns-spanned="7" table:number-rows-spanned="1">
            <text:p>128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ictionary</text:p>
          </table:table-cell>
          <table:table-cell office:value-type="float" office:value="42.0773" calcext:value-type="float">
            <text:p>42,0773</text:p>
          </table:table-cell>
          <table:table-cell office:value-type="float" office:value="38.46609" calcext:value-type="float">
            <text:p>38,46609</text:p>
          </table:table-cell>
          <table:table-cell office:value-type="float" office:value="40.61899" calcext:value-type="float">
            <text:p>40,61899</text:p>
          </table:table-cell>
          <table:table-cell office:value-type="float" office:value="39.95201" calcext:value-type="float">
            <text:p>39,95201</text:p>
          </table:table-cell>
          <table:table-cell office:value-type="float" office:value="43.25376" calcext:value-type="float">
            <text:p>43,25376</text:p>
          </table:table-cell>
          <table:table-cell office:value-type="float" office:value="54.7425" calcext:value-type="float">
            <text:p>54,7425</text:p>
          </table:table-cell>
          <table:table-cell office:value-type="float" office:value="58.05464" calcext:value-type="float">
            <text:p>58,05464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2.53929" calcext:value-type="float">
            <text:p>12,53929</text:p>
          </table:table-cell>
          <table:table-cell office:value-type="float" office:value="17.69131" calcext:value-type="float">
            <text:p>17,69131</text:p>
          </table:table-cell>
          <table:table-cell office:value-type="float" office:value="27.55084" calcext:value-type="float">
            <text:p>27,55084</text:p>
          </table:table-cell>
          <table:table-cell office:value-type="float" office:value="57.4019" calcext:value-type="float">
            <text:p>57,4019</text:p>
          </table:table-cell>
          <table:table-cell office:value-type="float" office:value="93.5753" calcext:value-type="float">
            <text:p>93,5753</text:p>
          </table:table-cell>
          <table:table-cell office:value-type="float" office:value="174.09825" calcext:value-type="float">
            <text:p>174,09825</text:p>
          </table:table-cell>
          <table:table-cell office:value-type="float" office:value="347.217" calcext:value-type="float">
            <text:p>347,21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float" office:value="16" calcext:value-type="float" table:number-columns-spanned="5" table:number-rows-spanned="1">
            <text:p>16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float" office:value="6.02613" calcext:value-type="float">
            <text:p>6,02613</text:p>
          </table:table-cell>
          <table:table-cell office:value-type="float" office:value="6.61215" calcext:value-type="float">
            <text:p>6,61215</text:p>
          </table:table-cell>
          <table:table-cell office:value-type="float" office:value="8.15414" calcext:value-type="float">
            <text:p>8,15414</text:p>
          </table:table-cell>
          <table:table-cell office:value-type="float" office:value="9.03571" calcext:value-type="float">
            <text:p>9,03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3.03869" calcext:value-type="float">
            <text:p>3,03869</text:p>
          </table:table-cell>
          <table:table-cell office:value-type="float" office:value="3.51424" calcext:value-type="float">
            <text:p>3,51424</text:p>
          </table:table-cell>
          <table:table-cell office:value-type="float" office:value="5.65807" calcext:value-type="float">
            <text:p>5,65807</text:p>
          </table:table-cell>
          <table:table-cell office:value-type="float" office:value="8.7792" calcext:value-type="float">
            <text:p>8,779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float" office:value="512" calcext:value-type="float" table:number-columns-spanned="5" table:number-rows-spanned="1">
            <text:p>512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float" office:value="129.94199" calcext:value-type="float">
            <text:p>129,94199</text:p>
          </table:table-cell>
          <table:table-cell office:value-type="float" office:value="132.63428" calcext:value-type="float">
            <text:p>132,63428</text:p>
          </table:table-cell>
          <table:table-cell office:value-type="float" office:value="132.80886" calcext:value-type="float">
            <text:p>132,80886</text:p>
          </table:table-cell>
          <table:table-cell office:value-type="float" office:value="127.922" calcext:value-type="float">
            <text:p>127,922</text:p>
          </table:table-cell>
          <table:table-cell office:value-type="float" office:value="135.67911" calcext:value-type="float">
            <text:p>135,67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35.09835" calcext:value-type="float">
            <text:p>35,09835</text:p>
          </table:table-cell>
          <table:table-cell office:value-type="float" office:value="54.50829" calcext:value-type="float">
            <text:p>54,50829</text:p>
          </table:table-cell>
          <table:table-cell office:value-type="float" office:value="93.62518" calcext:value-type="float">
            <text:p>93,62518</text:p>
          </table:table-cell>
          <table:table-cell office:value-type="float" office:value="191.40477" calcext:value-type="float">
            <text:p>191,40477</text:p>
          </table:table-cell>
          <table:table-cell office:value-type="float" office:value="353.41485" calcext:value-type="float">
            <text:p>353,4148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cord Number</text:p>
          </table:table-cell>
          <table:table-cell table:style-name="ce1" office:value-type="float" office:value="1024" calcext:value-type="float" table:number-columns-spanned="5" table:number-rows-spanned="1">
            <text:p>1024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Peak nu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float" office:value="246.61294" calcext:value-type="float">
            <text:p>246,61294</text:p>
          </table:table-cell>
          <table:table-cell office:value-type="float" office:value="257.1663" calcext:value-type="float">
            <text:p>257,1663</text:p>
          </table:table-cell>
          <table:table-cell office:value-type="float" office:value="258.13411" calcext:value-type="float">
            <text:p>258,13411</text:p>
          </table:table-cell>
          <table:table-cell office:value-type="float" office:value="254.92009" calcext:value-type="float">
            <text:p>254,9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74.00424" calcext:value-type="float">
            <text:p>74,00424</text:p>
          </table:table-cell>
          <table:table-cell office:value-type="float" office:value="107.97088" calcext:value-type="float">
            <text:p>107,97088</text:p>
          </table:table-cell>
          <table:table-cell office:value-type="float" office:value="194.57382" calcext:value-type="float">
            <text:p>194,57382</text:p>
          </table:table-cell>
          <table:table-cell office:value-type="float" office:value="364.62548" calcext:value-type="float">
            <text:p>364,625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2:45:26.8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1:16:43.225000000</meta:creation-date>
    <dc:date>2017-03-05T13:26:12.519000000</dc:date>
    <meta:editing-duration>PT34M7S</meta:editing-duration>
    <meta:editing-cycles>3</meta:editing-cycles>
    <meta:generator>LibreOffice/5.2.5.1$Windows_x86 LibreOffice_project/0312e1a284a7d50ca85a365c316c7abbf20a4d22</meta:generator>
    <meta:document-statistic meta:table-count="1" meta:cell-count="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9999ff" draw:fill-color="#9999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996600" draw:fill-color="#9966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cc00" draw:fill-color="#ffcc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ccff" draw:fill-color="#00ccf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57cm" svg:height="20.056cm" xlink:href=".." xlink:type="simple" chart:class="chart:line" chart:style-name="ch1">
        <chart:legend chart:legend-position="end" svg:x="19.665cm" svg:y="6.99cm" style:legend-expansion="high" chart:style-name="ch2"/>
        <chart:plot-area chart:style-name="ch3" table:cell-range-address="Feuille1.B14:Feuille1.H16 Feuille1.B21:Feuille1.E22 Feuille1.B3:Feuille1.F4 Feuille1.B9:Feuille1.G10 Feuille1.B27:Feuille1.F28 Feuille1.B33:Feuille1.E34" chart:data-source-has-labels="both" svg:x="0.597cm" svg:y="0.398cm" svg:width="17.046cm" svg:height="19.253cm">
          <chartooo:coordinate-region svg:x="1.589cm" svg:y="0.597cm" svg:width="15.774cm" svg:height="18.407cm"/>
          <chart:axis chart:dimension="x" chart:name="primary-x" chart:style-name="ch4" chartooo:axis-type="auto">
            <chartooo:date-scale/>
            <chart:categories table:cell-range-address="Feuille1.B14:Feuille1.H14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Feuille1.B21:Feuille1.E21" loext:label-string="dico_16" chart:class="chart:line">
            <chart:data-point chart:repeated="4"/>
          </chart:series>
          <chart:series chart:style-name="ch9" chart:values-cell-range-address="Feuille1.B22:Feuille1.E22" loext:label-string="list_16" chart:class="chart:line">
            <chart:data-point chart:repeated="4"/>
          </chart:series>
          <chart:series chart:style-name="ch10" chart:values-cell-range-address="Feuille1.B3:Feuille1.F3" loext:label-string="dico_32" chart:class="chart:line">
            <chart:data-point chart:repeated="5"/>
          </chart:series>
          <chart:series chart:style-name="ch11" chart:values-cell-range-address="Feuille1.B4:Feuille1.F4" loext:label-string="list_32" chart:class="chart:line">
            <chart:data-point chart:repeated="5"/>
          </chart:series>
          <chart:series chart:style-name="ch12" chart:values-cell-range-address="Feuille1.B9:Feuille1.G9" loext:label-string="dico_64" chart:class="chart:line">
            <chart:data-point chart:repeated="6"/>
          </chart:series>
          <chart:series chart:style-name="ch13" chart:values-cell-range-address="Feuille1.B10:Feuille1.G10" loext:label-string="list_64" chart:class="chart:line">
            <chart:data-point chart:repeated="6"/>
          </chart:series>
          <chart:series chart:style-name="ch14" chart:values-cell-range-address="Feuille1.B15:Feuille1.H15" loext:label-string="dico_128" chart:class="chart:line">
            <chart:data-point chart:repeated="7"/>
          </chart:series>
          <chart:series chart:style-name="ch15" chart:values-cell-range-address="Feuille1.B16:Feuille1.H16" loext:label-string="list_128" chart:class="chart:line">
            <chart:data-point chart:repeated="7"/>
          </chart:series>
          <chart:series chart:style-name="ch16" chart:values-cell-range-address="Feuille1.B27:Feuille1.F27" loext:label-string="dico_512" chart:class="chart:line">
            <chart:data-point chart:repeated="5"/>
          </chart:series>
          <chart:series chart:style-name="ch17" chart:values-cell-range-address="Feuille1.B28:Feuille1.F28" loext:label-string="list_512" chart:class="chart:line">
            <chart:data-point chart:repeated="5"/>
          </chart:series>
          <chart:series chart:style-name="ch18" chart:values-cell-range-address="Feuille1.B33:Feuille1.E33" loext:label-string="dico_1024" chart:class="chart:line">
            <chart:data-point chart:repeated="4"/>
          </chart:series>
          <chart:series chart:style-name="ch19" chart:values-cell-range-address="Feuille1.B34:Feuille1.E34" loext:label-string="list_1024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o_16</text:p>
              </table:table-cell>
              <table:table-cell office:value-type="string">
                <text:p>list_16</text:p>
              </table:table-cell>
              <table:table-cell office:value-type="string">
                <text:p>dico_32</text:p>
              </table:table-cell>
              <table:table-cell office:value-type="string">
                <text:p>list_32</text:p>
              </table:table-cell>
              <table:table-cell office:value-type="string">
                <text:p>dico_64</text:p>
              </table:table-cell>
              <table:table-cell office:value-type="string">
                <text:p>list_64</text:p>
              </table:table-cell>
              <table:table-cell office:value-type="string">
                <text:p>dico_128</text:p>
              </table:table-cell>
              <table:table-cell office:value-type="string">
                <text:p>list_128</text:p>
              </table:table-cell>
              <table:table-cell office:value-type="string">
                <text:p>dico_512</text:p>
              </table:table-cell>
              <table:table-cell office:value-type="string">
                <text:p>list_512</text:p>
              </table:table-cell>
              <table:table-cell office:value-type="string">
                <text:p>dico_1024</text:p>
              </table:table-cell>
              <table:table-cell office:value-type="string">
                <text:p>list_1024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euille1.B14:Feuille1.H14</svg:desc>
                </draw:g>
              </table:table-cell>
              <table:table-cell office:value-type="float" office:value="6.02613">
                <text:p>6.02613</text:p>
                <draw:g>
                  <svg:desc>Feuille1.B21:Feuille1.E21</svg:desc>
                </draw:g>
              </table:table-cell>
              <table:table-cell office:value-type="float" office:value="3.03869">
                <text:p>3.03869</text:p>
                <draw:g>
                  <svg:desc>Feuille1.B22:Feuille1.E22</svg:desc>
                </draw:g>
              </table:table-cell>
              <table:table-cell office:value-type="float" office:value="9.0627">
                <text:p>9.0627</text:p>
                <draw:g>
                  <svg:desc>Feuille1.B3:Feuille1.F3</svg:desc>
                </draw:g>
              </table:table-cell>
              <table:table-cell office:value-type="float" office:value="3.0635">
                <text:p>3.0635</text:p>
                <draw:g>
                  <svg:desc>Feuille1.B4:Feuille1.F4</svg:desc>
                </draw:g>
              </table:table-cell>
              <table:table-cell office:value-type="float" office:value="16.848732">
                <text:p>16.848732</text:p>
                <draw:g>
                  <svg:desc>Feuille1.B9:Feuille1.G9</svg:desc>
                </draw:g>
              </table:table-cell>
              <table:table-cell office:value-type="float" office:value="5.311105">
                <text:p>5.311105</text:p>
                <draw:g>
                  <svg:desc>Feuille1.B10:Feuille1.G10</svg:desc>
                </draw:g>
              </table:table-cell>
              <table:table-cell office:value-type="float" office:value="42.0773">
                <text:p>42.0773</text:p>
                <draw:g>
                  <svg:desc>Feuille1.B15:Feuille1.H15</svg:desc>
                </draw:g>
              </table:table-cell>
              <table:table-cell office:value-type="float" office:value="12.53929">
                <text:p>12.53929</text:p>
                <draw:g>
                  <svg:desc>Feuille1.B16:Feuille1.H16</svg:desc>
                </draw:g>
              </table:table-cell>
              <table:table-cell office:value-type="float" office:value="129.94199">
                <text:p>129.94199</text:p>
                <draw:g>
                  <svg:desc>Feuille1.B27:Feuille1.F27</svg:desc>
                </draw:g>
              </table:table-cell>
              <table:table-cell office:value-type="float" office:value="35.09835">
                <text:p>35.09835</text:p>
                <draw:g>
                  <svg:desc>Feuille1.B28:Feuille1.F28</svg:desc>
                </draw:g>
              </table:table-cell>
              <table:table-cell office:value-type="float" office:value="246.61294">
                <text:p>246.61294</text:p>
                <draw:g>
                  <svg:desc>Feuille1.B33:Feuille1.E33</svg:desc>
                </draw:g>
              </table:table-cell>
              <table:table-cell office:value-type="float" office:value="74.00424">
                <text:p>74.00424</text:p>
                <draw:g>
                  <svg:desc>Feuille1.B34:Feuille1.E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61215">
                <text:p>6.61215</text:p>
              </table:table-cell>
              <table:table-cell office:value-type="float" office:value="3.51424">
                <text:p>3.51424</text:p>
              </table:table-cell>
              <table:table-cell office:value-type="float" office:value="9.351148">
                <text:p>9.351148</text:p>
              </table:table-cell>
              <table:table-cell office:value-type="float" office:value="4.75908">
                <text:p>4.75908</text:p>
              </table:table-cell>
              <table:table-cell office:value-type="float" office:value="16.524952">
                <text:p>16.524952</text:p>
              </table:table-cell>
              <table:table-cell office:value-type="float" office:value="8.773211">
                <text:p>8.773211</text:p>
              </table:table-cell>
              <table:table-cell office:value-type="float" office:value="38.46609">
                <text:p>38.46609</text:p>
              </table:table-cell>
              <table:table-cell office:value-type="float" office:value="17.69131">
                <text:p>17.69131</text:p>
              </table:table-cell>
              <table:table-cell office:value-type="float" office:value="132.63428">
                <text:p>132.63428</text:p>
              </table:table-cell>
              <table:table-cell office:value-type="float" office:value="54.50829">
                <text:p>54.50829</text:p>
              </table:table-cell>
              <table:table-cell office:value-type="float" office:value="257.1663">
                <text:p>257.1663</text:p>
              </table:table-cell>
              <table:table-cell office:value-type="float" office:value="107.97088">
                <text:p>107.970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15414">
                <text:p>8.15414</text:p>
              </table:table-cell>
              <table:table-cell office:value-type="float" office:value="5.65807">
                <text:p>5.65807</text:p>
              </table:table-cell>
              <table:table-cell office:value-type="float" office:value="9.636072">
                <text:p>9.636072</text:p>
              </table:table-cell>
              <table:table-cell office:value-type="float" office:value="8.24889">
                <text:p>8.24889</text:p>
              </table:table-cell>
              <table:table-cell office:value-type="float" office:value="17.057174">
                <text:p>17.057174</text:p>
              </table:table-cell>
              <table:table-cell office:value-type="float" office:value="14.042344">
                <text:p>14.042344</text:p>
              </table:table-cell>
              <table:table-cell office:value-type="float" office:value="40.61899">
                <text:p>40.61899</text:p>
              </table:table-cell>
              <table:table-cell office:value-type="float" office:value="27.55084">
                <text:p>27.55084</text:p>
              </table:table-cell>
              <table:table-cell office:value-type="float" office:value="132.80886">
                <text:p>132.80886</text:p>
              </table:table-cell>
              <table:table-cell office:value-type="float" office:value="93.62518">
                <text:p>93.62518</text:p>
              </table:table-cell>
              <table:table-cell office:value-type="float" office:value="258.13411">
                <text:p>258.13411</text:p>
              </table:table-cell>
              <table:table-cell office:value-type="float" office:value="194.57382">
                <text:p>194.573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03571">
                <text:p>9.03571</text:p>
              </table:table-cell>
              <table:table-cell office:value-type="float" office:value="8.7792">
                <text:p>8.7792</text:p>
              </table:table-cell>
              <table:table-cell office:value-type="float" office:value="11.541381">
                <text:p>11.541381</text:p>
              </table:table-cell>
              <table:table-cell office:value-type="float" office:value="14.487821">
                <text:p>14.487821</text:p>
              </table:table-cell>
              <table:table-cell office:value-type="float" office:value="17.861765">
                <text:p>17.861765</text:p>
              </table:table-cell>
              <table:table-cell office:value-type="float" office:value="25.72159">
                <text:p>25.72159</text:p>
              </table:table-cell>
              <table:table-cell office:value-type="float" office:value="39.95201">
                <text:p>39.95201</text:p>
              </table:table-cell>
              <table:table-cell office:value-type="float" office:value="57.4019">
                <text:p>57.4019</text:p>
              </table:table-cell>
              <table:table-cell office:value-type="float" office:value="127.922">
                <text:p>127.922</text:p>
              </table:table-cell>
              <table:table-cell office:value-type="float" office:value="191.40477">
                <text:p>191.40477</text:p>
              </table:table-cell>
              <table:table-cell office:value-type="float" office:value="254.92009">
                <text:p>254.92009</text:p>
              </table:table-cell>
              <table:table-cell office:value-type="float" office:value="364.62548">
                <text:p>364.625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64667">
                <text:p>14.264667</text:p>
              </table:table-cell>
              <table:table-cell office:value-type="float" office:value="26.902113">
                <text:p>26.902113</text:p>
              </table:table-cell>
              <table:table-cell office:value-type="float" office:value="20.49707">
                <text:p>20.49707</text:p>
              </table:table-cell>
              <table:table-cell office:value-type="float" office:value="47.905252">
                <text:p>47.905252</text:p>
              </table:table-cell>
              <table:table-cell office:value-type="float" office:value="43.25376">
                <text:p>43.25376</text:p>
              </table:table-cell>
              <table:table-cell office:value-type="float" office:value="93.5753">
                <text:p>93.5753</text:p>
              </table:table-cell>
              <table:table-cell office:value-type="float" office:value="135.67911">
                <text:p>135.67911</text:p>
              </table:table-cell>
              <table:table-cell office:value-type="float" office:value="353.41485">
                <text:p>353.4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229">
                <text:p>26.2229</text:p>
              </table:table-cell>
              <table:table-cell office:value-type="float" office:value="92.890217">
                <text:p>92.890217</text:p>
              </table:table-cell>
              <table:table-cell office:value-type="float" office:value="54.7425">
                <text:p>54.7425</text:p>
              </table:table-cell>
              <table:table-cell office:value-type="float" office:value="174.09825">
                <text:p>174.0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05464">
                <text:p>58.05464</text:p>
              </table:table-cell>
              <table:table-cell office:value-type="float" office:value="347.217">
                <text:p>347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